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3*"/>
    </style:style>
    <style:style style:name="Tabla10.B" style:family="table-column">
      <style:table-column-properties style:column-width="15.492cm" style:rel-column-width="59722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3*"/>
    </style:style>
    <style:style style:name="Tabla2.B" style:family="table-column">
      <style:table-column-properties style:column-width="15.492cm" style:rel-column-width="59722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/>
    </style:style>
    <style:style style:name="P3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rsid="00224ea1" officeooo:paragraph-rsid="00224ea1"/>
    </style:style>
    <style:style style:name="P4" style:family="paragraph" style:parent-style-name="Standard">
      <style:paragraph-properties fo:break-before="page"/>
      <style:text-properties officeooo:paragraph-rsid="001c18da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1c18da" style:font-weight-asian="bold" style:font-weight-complex="bold"/>
    </style:style>
    <style:style style:name="P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1f6ef5" style:font-weight-asian="bold" style:font-weight-complex="bold"/>
    </style:style>
    <style:style style:name="P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4475c" style:font-weight-asian="bold" style:font-weight-complex="bold"/>
    </style:style>
    <style:style style:name="P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f6ef5" officeooo:paragraph-rsid="001f6ef5" style:font-weight-asian="bold" style:font-weight-complex="bold"/>
    </style:style>
    <style:style style:name="P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0000" loext:opacity="100%" fo:font-weight="bold" officeooo:rsid="0024475c" officeooo:paragraph-rsid="0024475c" style:font-weight-asian="bold" style:font-weight-complex="bold"/>
    </style:style>
    <style:style style:name="P12" style:family="paragraph" style:parent-style-name="Title" style:master-page-name="">
      <style:paragraph-properties style:page-number="auto"/>
      <style:text-properties fo:color="#3465a4" loext:opacity="100%" style:font-name="Liberation Sans" fo:font-size="28pt" fo:font-weight="bold" officeooo:rsid="002071c9" officeooo:paragraph-rsid="002071c9" style:font-name-asian="PingFang SC" style:font-size-asian="28pt" style:font-weight-asian="bold" style:font-name-complex="Lucida Sans" style:font-size-complex="28pt" style:font-weight-complex="normal"/>
    </style:style>
    <style:style style:name="P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fo:font-weight="bold" officeooo:rsid="0024475c" officeooo:paragraph-rsid="0024475c" style:font-weight-asian="bold" style:font-weight-complex="bold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5e1a7" style:font-weight-asian="bold" style:font-weight-complex="bold"/>
    </style:style>
    <style:style style:name="P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a0ed0" style:font-weight-asian="bold" style:font-weight-complex="bold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c18da" officeooo:paragraph-rsid="002c882c" style:font-weight-asian="bold" style:font-weight-complex="bold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officeooo:rsid="001f6ef5" officeooo:paragraph-rsid="001f6ef5" style:font-weight-asian="bold" style:font-weight-complex="bold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0000" loext:opacity="100%" fo:font-weight="bold" officeooo:rsid="0024475c" officeooo:paragraph-rsid="002b3c3b" style:font-weight-asian="bold" style:font-weight-complex="bold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language="en" fo:country="US" fo:font-weight="bold" officeooo:rsid="002c882c" officeooo:paragraph-rsid="002c882c" style:font-weight-asian="bold" style:font-weight-complex="bold"/>
    </style:style>
    <style:style style:name="T1" style:family="text">
      <style:text-properties officeooo:rsid="001dbcd5"/>
    </style:style>
    <style:style style:name="T2" style:family="text">
      <style:text-properties officeooo:rsid="002071c9"/>
    </style:style>
    <style:style style:name="T3" style:family="text">
      <style:text-properties officeooo:rsid="00211828"/>
    </style:style>
    <style:style style:name="T4" style:family="text">
      <style:text-properties officeooo:rsid="0024475c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250aef"/>
    </style:style>
    <style:style style:name="T9" style:family="text">
      <style:text-properties fo:color="#2a6099" loext:opacity="100%" officeooo:rsid="0025e1a7"/>
    </style:style>
    <style:style style:name="T10" style:family="text">
      <style:text-properties fo:color="#2a6099" loext:opacity="100%" officeooo:rsid="00281a38"/>
    </style:style>
    <style:style style:name="T11" style:family="text">
      <style:text-properties fo:color="#2a6099" loext:opacity="100%" fo:language="en" fo:country="US" officeooo:rsid="00250aef"/>
    </style:style>
    <style:style style:name="T12" style:family="text">
      <style:text-properties fo:color="#2a6099" loext:opacity="100%" fo:language="en" fo:country="US" officeooo:rsid="00281a38"/>
    </style:style>
    <style:style style:name="T13" style:family="text">
      <style:text-properties fo:color="#2a6099" loext:opacity="100%" fo:language="en" fo:country="US" officeooo:rsid="0025e1a7"/>
    </style:style>
    <style:style style:name="T14" style:family="text">
      <style:text-properties fo:color="#2a6099" loext:opacity="100%" fo:language="en" fo:country="US" officeooo:rsid="002999da"/>
    </style:style>
    <style:style style:name="T15" style:family="text">
      <style:text-properties fo:color="#2a6099" loext:opacity="100%" fo:language="en" fo:country="US" officeooo:rsid="002a0ed0"/>
    </style:style>
    <style:style style:name="T16" style:family="text">
      <style:text-properties fo:color="#2a6099" loext:opacity="100%" fo:language="en" fo:country="US" officeooo:rsid="002b3c3b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24475c"/>
    </style:style>
    <style:style style:name="T19" style:family="text">
      <style:text-properties fo:color="#000000" loext:opacity="100%" fo:language="en" fo:country="US"/>
    </style:style>
    <style:style style:name="T20" style:family="text">
      <style:text-properties fo:color="#000000" loext:opacity="100%" fo:language="en" fo:country="US" officeooo:rsid="002a0ed0"/>
    </style:style>
    <style:style style:name="T21" style:family="text">
      <style:text-properties officeooo:rsid="0025e1a7"/>
    </style:style>
    <style:style style:name="T22" style:family="text">
      <style:text-properties fo:color="#ff0000" loext:opacity="100%"/>
    </style:style>
    <style:style style:name="T23" style:family="text">
      <style:text-properties fo:color="#ff0000" loext:opacity="100%" officeooo:rsid="0025e1a7"/>
    </style:style>
    <style:style style:name="T24" style:family="text">
      <style:text-properties fo:color="#ff0000" loext:opacity="100%" fo:language="en" fo:country="US" officeooo:rsid="0025e1a7"/>
    </style:style>
    <style:style style:name="T25" style:family="text">
      <style:text-properties fo:color="#ff0000" loext:opacity="100%" fo:language="en" fo:country="US" officeooo:rsid="00281a38"/>
    </style:style>
    <style:style style:name="T26" style:family="text">
      <style:text-properties fo:color="#ff0000" loext:opacity="100%" fo:language="en" fo:country="US" officeooo:rsid="002999da"/>
    </style:style>
    <style:style style:name="T27" style:family="text">
      <style:text-properties fo:language="en" fo:country="US" officeooo:rsid="002a0ed0"/>
    </style:style>
    <style:style style:name="T28" style:family="text">
      <style:text-properties fo:language="en" fo:country="US" officeooo:rsid="002b3c3b"/>
    </style:style>
    <style:style style:name="T29" style:family="text">
      <style:text-properties fo:language="en" fo:country="US" officeooo:rsid="002c882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des</text:p>
      <text:p text:style-name="Subtitle"/>
      <table:table table:name="Tabla1" table:style-name="Tabla1">
        <table:table-column table:style-name="Tabla1.A"/>
        <table:table-column table:style-name="Tabla1.B"/>
        <table:table-row table:style-name="TableLine2329687457808"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2">Apelidos, Nome</text:span>: <text:span text:style-name="T3">Iglesias Nieto, Rodrigo</text:span></text:p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row table:style-name="TableLine2329536755264">
          <table:table-cell table:style-name="Tabla10.A1" office:value-type="string">
            <text:p text:style-name="P5"><draw:frame draw:style-name="fr1" draw:name="gráficos9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10.B1" office:value-type="string">
            <text:p text:style-name="P7">1. Supoñamos que temos asignada a IP 162.18.0.0/16 e precisamos establecer as direccións da LAN en 6 subredes. </text:p>
            <text:p text:style-name="P7">Indica: </text:p>
            <text:p text:style-name="P7">• Como queda o prefixo de rede estendido: </text:p>
            <text:p text:style-name="P7">◦ Bits para o nº de rede: <text:s/><text:span text:style-name="T4">16</text:span></text:p>
            <text:p text:style-name="P7">◦ Bits para o nº de subrede: <text:span text:style-name="T4">3</text:span></text:p>
            <text:p text:style-name="P7">◦ Bits para o nº de equipo: <text:span text:style-name="T4">13</text:span></text:p>
            <text:p text:style-name="P7"/>
            <text:p text:style-name="P9"><text:span text:style-name="T5">- - - - - - - -.- - - - - - - -</text:span>.<text:span text:style-name="T7">- - -</text:span> - - - - -.- - - - - - - -</text:p>
            <text:p text:style-name="P7"/>
            <text:p text:style-name="P11">1111 1111.1111 1111.<text:span text:style-name="T7">111</text:span><text:span text:style-name="T17">0 0000. 0000 0000</text:span></text:p>
            <text:p text:style-name="P13"/>
            <text:p text:style-name="P9">• A máscara de subrede que teremos que usar, en formato decimal separado por puntos: <text:span text:style-name="T18">255.255.224.0 (Máscara)</text:span></text:p>
            <text:p text:style-name="P7"/>
            <text:p text:style-name="P7">• As direccións das <text:span text:style-name="T7">subredes</text:span> e as direccións de <text:span text:style-name="T22">broadcast</text:span>: </text:p>
            <text:p text:style-name="P7">◦ Subrede 0: <text:span text:style-name="T8">162.18.0.</text:span><text:span text:style-name="T9">0</text:span><text:span text:style-name="T21"> <text:s text:c="4"/>--&gt; <text:s text:c="2"/></text:span><text:span text:style-name="T23">162.18.31.255</text:span></text:p>
            <text:p text:style-name="P14">◦ Subrede 1: <text:span text:style-name="T8">162.18.</text:span><text:span text:style-name="T9">32</text:span><text:span text:style-name="T8">.</text:span><text:span text:style-name="T9">0</text:span><text:span text:style-name="T21"> <text:s text:c="2"/>--&gt; <text:s text:c="2"/></text:span><text:span text:style-name="T23">162.18.63.255</text:span></text:p>
            <text:p text:style-name="P14">◦ Subrede 2: <text:span text:style-name="T8">162.18.</text:span><text:span text:style-name="T9">64</text:span><text:span text:style-name="T8">.</text:span><text:span text:style-name="T9">0</text:span><text:span text:style-name="T21"> <text:s text:c="2"/>--&gt; <text:s text:c="2"/></text:span><text:span text:style-name="T23">162.18.95.255</text:span></text:p>
            <text:p text:style-name="P14">◦ Subrede 3: <text:span text:style-name="T8">162.18.</text:span><text:span text:style-name="T10">96</text:span><text:span text:style-name="T8">.</text:span><text:span text:style-name="T9">0</text:span><text:span text:style-name="T21"> <text:s text:c="2"/>--&gt; <text:s text:c="2"/></text:span><text:span text:style-name="T24">162.18.</text:span><text:span text:style-name="T25">127</text:span><text:span text:style-name="T24">.255</text:span></text:p>
            <text:p text:style-name="P14">◦ Subrede 4: <text:span text:style-name="T11">162.18.</text:span><text:span text:style-name="T12">128</text:span><text:span text:style-name="T11">.</text:span><text:span text:style-name="T13">0</text:span><text:span text:style-name="T21"> --&gt; <text:s text:c="2"/></text:span><text:span text:style-name="T24">162.18.</text:span><text:span text:style-name="T25">15</text:span><text:span text:style-name="T26">9</text:span><text:span text:style-name="T24">.255</text:span></text:p>
            <text:p text:style-name="P14">◦ Subrede 5: <text:span text:style-name="T11">162.18.</text:span><text:span text:style-name="T12">1</text:span><text:span text:style-name="T14">60</text:span><text:span text:style-name="T11">.</text:span><text:span text:style-name="T13">0</text:span><text:span text:style-name="T21"> --&gt; <text:s text:c="2"/></text:span><text:span text:style-name="T24">162.18.</text:span><text:span text:style-name="T25">19</text:span><text:span text:style-name="T26">1</text:span><text:span text:style-name="T24">.255</text:span></text:p>
            <text:p text:style-name="P7"/>
            <text:p text:style-name="P7">• Direccións IP asignadas para os equipos das subredes 2 e 5: </text:p>
            <text:p text:style-name="P7">◦ Subrede 2: <text:span text:style-name="T27">162.18.64.1 <text:s text:c="2"/>– 162.18.95.254 (2^13-2)</text:span></text:p>
            <text:p text:style-name="P7">◦ Subrede 5: <text:span text:style-name="T27">162.18.160.1 – 162.18.191.254</text:span></text:p>
          </table:table-cell>
        </table:table-row>
        <table:table-row table:style-name="TableLine2329536801776">
          <table:table-cell table:style-name="Tabla10.A2" table:number-columns-spanned="2" office:value-type="string">
            <text:p text:style-name="P6">Solución</text:p>
          </table:table-cell>
          <table:covered-table-cell/>
        </table:table-row>
        <table:table-row table:style-name="TableLine2329536797968">
          <table:table-cell table:style-name="Tabla10.A3" table:number-columns-spanned="2" office:value-type="string">
            <text:p text:style-name="P3"><text:span text:style-name="T6">10</text:span>10 0010. 0001 0010. 0000 0000. 0000 0000 --&gt; <text:span text:style-name="T4">Clase B</text:span></text:p>
          </table:table-cell>
          <table:covered-table-cell/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eLine2329687442032">
          <table:table-cell table:style-name="Tabla2.A1" office:value-type="string">
            <text:p text:style-name="P5"><draw:frame draw:style-name="fr1" draw:name="gráficos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8"><text:span text:style-name="T1">2</text:span>. Supoñamos que temos asignada a IP <text:span text:style-name="T1">199.215.86.0/24.</text:span></text:p>
            <text:p text:style-name="P8"/>
            <text:p text:style-name="P10">Define un prefixo de rede estendido que permita a creación de 20 equipos por cada subrede: </text:p>
            <text:p text:style-name="P10">◦ Bits para o nº de rede: <text:s/><text:span text:style-name="T27">24</text:span></text:p>
            <text:p text:style-name="P10">◦ Bits para o nº de subrede: <text:s/></text:p>
            <text:p text:style-name="P10">◦ Bits para o nº de equipo: <text:s/></text:p>
            <text:p text:style-name="P15"><text:soft-page-break/></text:p>
            <text:p text:style-name="P16"><text:span text:style-name="T5">- - - - - - - -.- - - - - - - -</text:span>.<text:span text:style-name="T22">- - - - - - - -</text:span>.<text:span text:style-name="T7">- - -</text:span> <text:span text:style-name="T17">- -</text:span> - - -</text:p>
            <text:p text:style-name="P15"/>
            <text:p text:style-name="P18">1111 1111.1111 1111. 1111<text:span text:style-name="T17"> </text:span>1111<text:span text:style-name="T17">. </text:span><text:span text:style-name="T15">111</text:span><text:span text:style-name="T16">1</text:span><text:span text:style-name="T17"> </text:span><text:span text:style-name="T16">1</text:span><text:span text:style-name="T17">000</text:span></text:p>
            <text:p text:style-name="P10"/>
            <text:p text:style-name="P10">• Cal é o número máximo de subredes que se poden definir?</text:p>
            <text:p text:style-name="P19">2^5 = 32 subredes</text:p>
            <text:p text:style-name="P10"/>
            <text:p text:style-name="P10">• Indica as direccións das 5 primeiras subredes en notación binaria e decimal:</text:p>
            <text:p text:style-name="P10"><text:s/></text:p>
            <text:p text:style-name="P10">◦ Subrede 0: </text:p>
            <text:p text:style-name="P10">◦ Subrede 1:</text:p>
            <text:p text:style-name="P10">◦ Subrede 2:</text:p>
            <text:p text:style-name="P10">◦ Subrede 3: </text:p>
            <text:p text:style-name="P10">◦ Subrede 4: </text:p>
            <text:p text:style-name="P10"/>
            <text:p text:style-name="P10">• Indica o rango de direccións IP dispoñibles para equipos na subrede 4: </text:p>
            <text:p text:style-name="P10"/>
            <text:p text:style-name="P10">• Indica a dirección de broadcast da subrede 1: 199.215.86.63</text:p>
            <text:p text:style-name="P8"/>
          </table:table-cell>
        </table:table-row>
        <table:table-row table:style-name="TableLine2329687448288">
          <table:table-cell table:style-name="Tabla2.A2" table:number-columns-spanned="2" office:value-type="string">
            <text:p text:style-name="P6">Solución</text:p>
          </table:table-cell>
          <table:covered-table-cell/>
        </table:table-row>
        <table:table-row table:style-name="TableLine2329687450192">
          <table:table-cell table:style-name="Tabla2.A3" table:number-columns-spanned="2" office:value-type="string">
            <text:p text:style-name="P2"/>
          </table:table-cell>
          <table:covered-table-cell/>
        </table:table-row>
      </table:table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2-07T18:59:40.396000000</dc:date>
    <meta:editing-duration>PT9H2M56S</meta:editing-duration>
    <meta:editing-cycles>150</meta:editing-cycles>
    <meta:generator>LibreOffice/7.1.2.2$Windows_X86_64 LibreOffice_project/8a45595d069ef5570103caea1b71cc9d82b2aae4</meta:generator>
    <meta:document-statistic meta:table-count="3" meta:image-count="3" meta:object-count="0" meta:page-count="3" meta:paragraph-count="46" meta:word-count="348" meta:character-count="1754" meta:non-whitespace-character-count="1412"/>
  </office:meta>
</office:document-meta>
</file>